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1" style:family="table">
      <style:table-properties style:width="7.1799in" fo:margin-left="0.5181in" table:align="left"/>
    </style:style>
    <style:style style:name="Table1.A" style:family="table-column">
      <style:table-column-properties style:column-width="0.5389in"/>
    </style:style>
    <style:style style:name="Table1.B" style:family="table-column">
      <style:table-column-properties style:column-width="0.8444in"/>
    </style:style>
    <style:style style:name="Table1.C" style:family="table-column">
      <style:table-column-properties style:column-width="0.5271in"/>
    </style:style>
    <style:style style:name="Table1.D" style:family="table-column">
      <style:table-column-properties style:column-width="1.9444in"/>
    </style:style>
    <style:style style:name="Table1.E" style:family="table-column">
      <style:table-column-properties style:column-width="0.4819in"/>
    </style:style>
    <style:style style:name="Table1.F" style:family="table-column">
      <style:table-column-properties style:column-width="1.525in"/>
    </style:style>
    <style:style style:name="Table1.G" style:family="table-column">
      <style:table-column-properties style:column-width="1.318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1" fo:font-weight="bold" officeooo:paragraph-rsid="005bd60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1" fo:font-weight="bold" officeooo:rsid="0035db3e" officeooo:paragraph-rsid="005bd60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242ae4" officeooo:paragraph-rsid="001c0208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3d4f06" officeooo:paragraph-rsid="003d4f0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3cf663" officeooo:paragraph-rsid="003d4f0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bold" officeooo:rsid="00372684" officeooo:paragraph-rsid="00372684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680088" officeooo:paragraph-rsid="0050fbaa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3d4f06" officeooo:paragraph-rsid="0050fbaa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372684" officeooo:paragraph-rsid="0050fbaa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5f939b" officeooo:paragraph-rsid="0050fba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520e2d" officeooo:paragraph-rsid="0057461e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520e2d" officeooo:paragraph-rsid="00520e2d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57461e" officeooo:paragraph-rsid="0057461e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5c1fa7" officeooo:paragraph-rsid="0050fbaa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50fbaa" officeooo:paragraph-rsid="0050fbaa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67d94c" officeooo:paragraph-rsid="0050fbaa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538280" officeooo:paragraph-rsid="00538280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italic" fo:font-weight="normal" officeooo:rsid="00372684" officeooo:paragraph-rsid="0050fbaa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officeooo:paragraph-rsid="0050fbaa"/>
    </style:style>
    <style:style style:name="P20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officeooo:rsid="0057461e" officeooo:paragraph-rsid="0057461e"/>
    </style:style>
    <style:style style:name="P21" style:family="paragraph" style:parent-style-name="Standard">
      <style:text-properties style:text-line-through-style="solid" style:text-line-through-type="single" style:font-name="DejaVu Sans Condensed1" officeooo:rsid="0057461e" officeooo:paragraph-rsid="0057461e"/>
    </style:style>
    <style:style style:name="P22" style:family="paragraph" style:parent-style-name="Standard">
      <style:text-properties style:text-line-through-style="solid" style:text-line-through-type="single" style:font-name="DejaVu Sans Condensed1" officeooo:rsid="00680088" officeooo:paragraph-rsid="0050fbaa"/>
    </style:style>
    <style:style style:name="P23" style:family="paragraph" style:parent-style-name="Standard">
      <style:text-properties style:text-line-through-style="solid" style:text-line-through-type="single" style:font-name="DejaVu Sans Condensed1" officeooo:paragraph-rsid="0057461e"/>
    </style:style>
    <style:style style:name="P24" style:family="paragraph" style:parent-style-name="Standard">
      <style:text-properties style:text-line-through-style="solid" style:text-line-through-type="single" style:font-name="DejaVu Sans Condensed1" officeooo:rsid="00520e2d" officeooo:paragraph-rsid="0057461e"/>
    </style:style>
    <style:style style:name="P25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officeooo:rsid="00520e2d" officeooo:paragraph-rsid="00520e2d"/>
    </style:style>
    <style:style style:name="P26" style:family="paragraph" style:parent-style-name="Standard">
      <style:text-properties style:text-line-through-style="solid" style:text-line-through-type="single" style:font-name="DejaVu Sans Condensed1" officeooo:rsid="00538280" officeooo:paragraph-rsid="0057461e"/>
    </style:style>
    <style:style style:name="P27" style:family="paragraph" style:parent-style-name="Standard">
      <style:paragraph-properties fo:text-align="start" style:justify-single-word="false"/>
      <style:text-properties style:text-line-through-style="solid" style:text-line-through-type="single" officeooo:paragraph-rsid="005bd60d"/>
    </style:style>
    <style:style style:name="P28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1" fo:font-size="12pt" officeooo:paragraph-rsid="00372684" style:font-size-asian="12pt" style:font-size-complex="12pt"/>
    </style:style>
    <style:style style:name="P29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1" fo:font-size="12pt" officeooo:rsid="003d4f06" officeooo:paragraph-rsid="003d4f06" style:font-size-asian="12pt" style:font-size-complex="12pt"/>
    </style:style>
    <style:style style:name="P30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3d4f06" officeooo:paragraph-rsid="003d4f0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3d4f06" officeooo:paragraph-rsid="003d4f06" style:font-size-asian="12pt" style:font-weight-asian="normal" style:font-size-complex="12pt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/>
    </style:style>
    <style:style style:name="P33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officeooo:paragraph-rsid="005a2269"/>
    </style:style>
    <style:style style:name="P34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d4f06" officeooo:paragraph-rsid="005a2269" style:font-size-asian="12pt" style:font-weight-asian="normal" style:font-name-complex="DejaVu Sans Condensed2" style:font-size-complex="12pt" style:font-weight-complex="normal"/>
    </style:style>
    <style:style style:name="T1" style:family="text">
      <style:text-properties officeooo:rsid="0037674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72684" style:font-weight-asian="normal" style:font-weight-complex="normal"/>
    </style:style>
    <style:style style:name="T4" style:family="text">
      <style:text-properties fo:font-weight="normal" officeooo:rsid="003d4f06" style:font-weight-asian="normal" style:font-weight-complex="normal"/>
    </style:style>
    <style:style style:name="T5" style:family="text">
      <style:text-properties officeooo:rsid="0050fbaa"/>
    </style:style>
    <style:style style:name="T6" style:family="text">
      <style:text-properties officeooo:rsid="00520e2d"/>
    </style:style>
    <style:style style:name="T7" style:family="text">
      <style:text-properties officeooo:rsid="00538280"/>
    </style:style>
    <style:style style:name="T8" style:family="text">
      <style:text-properties officeooo:rsid="0057461e"/>
    </style:style>
    <style:style style:name="T9" style:family="text">
      <style:text-properties style:font-name="DejaVu Sans Condensed" fo:font-weight="bold" style:font-weight-asian="bold" style:font-name-complex="DejaVu Sans Condensed2" style:font-weight-complex="bold"/>
    </style:style>
    <style:style style:name="T10" style:family="text">
      <style:text-properties style:font-name="DejaVu Sans Condensed" fo:font-weight="bold" officeooo:rsid="0058f078" style:font-weight-asian="bold" style:font-name-complex="DejaVu Sans Condensed2" style:font-weight-complex="bold"/>
    </style:style>
    <style:style style:name="T11" style:family="text">
      <style:text-properties style:font-name="DejaVu Sans Condensed" fo:font-weight="bold" officeooo:rsid="005a421f" style:font-weight-asian="bold" style:font-name-complex="DejaVu Sans Condensed2" style:font-weight-complex="bold"/>
    </style:style>
    <style:style style:name="T12" style:family="text">
      <style:text-properties style:font-name="DejaVu Sans Condensed" fo:font-weight="normal" style:font-weight-asian="normal" style:font-name-complex="DejaVu Sans Condensed2" style:font-weight-complex="normal"/>
    </style:style>
    <style:style style:name="T13" style:family="text">
      <style:text-properties style:font-name="DejaVu Sans Condensed" fo:font-weight="normal" officeooo:rsid="0058f078" style:font-weight-asian="normal" style:font-name-complex="DejaVu Sans Condensed2" style:font-weight-complex="normal"/>
    </style:style>
    <style:style style:name="T14" style:family="text">
      <style:text-properties style:font-name="DejaVu Sans Condensed1" fo:font-size="12pt" fo:font-weight="bold" officeooo:rsid="004f72ac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504413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4d6aa3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4c952a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33e44b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5a421f" style:font-size-asian="12pt" style:font-weight-asian="bold" style:font-size-complex="12pt" style:font-weight-complex="bold"/>
    </style:style>
    <style:style style:name="T21" style:family="text">
      <style:text-properties style:font-name="DejaVu Sans Condensed1" fo:font-size="12pt" fo:font-weight="bold" officeooo:rsid="005e1f8a" style:font-size-asian="12pt" style:font-weight-asian="bold" style:font-size-complex="12pt" style:font-weight-complex="bold"/>
    </style:style>
    <style:style style:name="T22" style:family="text">
      <style:text-properties officeooo:rsid="005b3564"/>
    </style:style>
    <style:style style:name="T23" style:family="text">
      <style:text-properties officeooo:rsid="0035db3e"/>
    </style:style>
    <style:style style:name="T24" style:family="text">
      <style:text-properties fo:font-size="12pt" fo:font-style="normal" fo:font-weight="normal" officeooo:rsid="005c1fa7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fo:font-weight="normal" officeooo:rsid="0050fbaa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normal" fo:font-weight="normal" officeooo:rsid="00372684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style="normal" fo:font-weight="normal" officeooo:rsid="00519ef4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font-style="normal" fo:font-weight="normal" officeooo:rsid="0067d94c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1">1<text:span text:style-name="T23">xx</text:span> - Controls</text:p>
          </table:table-cell>
          <table:table-cell table:style-name="Table2.B1" office:value-type="string">
            <text:p text:style-name="P2">2xx - Ground</text:p>
          </table:table-cell>
          <table:table-cell table:style-name="Table2.C1" office:value-type="string">
            <text:p text:style-name="P2">3xx - Flight</text:p>
          </table:table-cell>
          <table:table-cell table:style-name="Table2.B1" office:value-type="string">
            <text:p text:style-name="P2">4xx - A2A</text:p>
          </table:table-cell>
          <table:table-cell table:style-name="Table2.B1" office:value-type="string">
            <text:p text:style-name="P2">5xx - A2G</text:p>
          </table:table-cell>
          <table:table-cell table:style-name="Table2.F1" office:value-type="string">
            <text:p text:style-name="P2">6xx - Misc</text:p>
          </table:table-cell>
        </table:table-row>
      </table:table>
      <text:p text:style-name="P27"><text:span text:style-name="T14">3</text:span><text:span text:style-name="T15">0</text:span><text:span text:style-name="T21">7</text:span><text:span text:style-name="T17"> - </text:span><text:span text:style-name="T14">Flight - </text:span><text:span text:style-name="T18">Radios</text:span><text:span text:style-name="T19">, </text:span><text:span text:style-name="T20">VRS Recovery</text:span></text:p>
      <text:p text:style-name="P3"/>
      <text:p text:style-name="P6">Radio <text:span text:style-name="T1">setup and tuning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7">COM1</text:p>
          </table:table-cell>
          <table:table-cell table:style-name="Table1.A1" office:value-type="string">
            <text:p text:style-name="P8">ARC-51BX</text:p>
          </table:table-cell>
          <table:table-cell table:style-name="Table1.A1" office:value-type="string">
            <text:p text:style-name="P9">UHF</text:p>
          </table:table-cell>
          <table:table-cell table:style-name="Table1.A1" office:value-type="string">
            <text:p text:style-name="P19"><text:span text:style-name="T24">22</text:span><text:span text:style-name="T25">5</text:span><text:span text:style-name="T24">.000 to </text:span><text:span text:style-name="T26">399.9</text:span><text:span text:style-name="T25">5</text:span><text:span text:style-name="T26"> MHz</text:span></text:p>
          </table:table-cell>
          <table:table-cell table:style-name="Table1.A1" office:value-type="string">
            <text:p text:style-name="P10"><text:span text:style-name="T5">A</text:span>M</text:p>
          </table:table-cell>
          <table:table-cell table:style-name="Table1.A1" office:value-type="string">
            <text:p text:style-name="P11">"UHF" panel</text:p>
            <text:p text:style-name="P13">left stack</text:p>
          </table:table-cell>
          <table:table-cell table:style-name="Table1.G1" office:value-type="string">
            <text:p text:style-name="P20">Radio Selector 2</text:p>
          </table:table-cell>
        </table:table-row>
        <table:table-row>
          <table:table-cell table:style-name="Table1.A2" office:value-type="string">
            <text:p text:style-name="P7">COM2</text:p>
          </table:table-cell>
          <table:table-cell table:style-name="Table1.A2" office:value-type="string">
            <text:p text:style-name="P14">ARC-134</text:p>
          </table:table-cell>
          <table:table-cell table:style-name="Table1.A2" office:value-type="string">
            <text:p text:style-name="P15">VHF</text:p>
          </table:table-cell>
          <table:table-cell table:style-name="Table1.A2" office:value-type="string">
            <text:p text:style-name="P9"><text:span text:style-name="T5">116.000 to 149.975</text:span> MHz</text:p>
          </table:table-cell>
          <table:table-cell table:style-name="Table1.A2" office:value-type="string">
            <text:p text:style-name="P22">AM</text:p>
          </table:table-cell>
          <table:table-cell table:style-name="Table1.A2" office:value-type="string">
            <text:p text:style-name="P23"><text:span text:style-name="T6">"VHF COMM"</text:span><text:span text:style-name="T8"> panel</text:span></text:p>
            <text:p text:style-name="P21">left stack</text:p>
          </table:table-cell>
          <table:table-cell table:style-name="Table1.G2" office:value-type="string">
            <text:p text:style-name="P21">Radio Selector 3</text:p>
          </table:table-cell>
        </table:table-row>
        <table:table-row>
          <table:table-cell table:style-name="Table1.A2" office:value-type="string">
            <text:p text:style-name="P7">COM3</text:p>
          </table:table-cell>
          <table:table-cell table:style-name="Table1.A2" office:value-type="string">
            <text:p text:style-name="P8">ARC-131</text:p>
          </table:table-cell>
          <table:table-cell table:style-name="Table1.A2" office:value-type="string">
            <text:p text:style-name="P9">LVHF</text:p>
          </table:table-cell>
          <table:table-cell table:style-name="Table1.A2" office:value-type="string">
            <text:p text:style-name="P19"><text:bookmark text:name="page387R_mcid931"/><text:span text:style-name="T27">3</text:span><text:span text:style-name="T26">0</text:span><text:bookmark text:name="page387R_mcid941"/><text:span text:style-name="T26">.</text:span><text:span text:style-name="T28">000</text:span><text:span text:style-name="T26"> to</text:span><text:bookmark text:name="page387R_mcid951"/><text:span text:style-name="T26"> </text:span><text:span text:style-name="T27">75</text:span><text:span text:style-name="T26">.9</text:span><text:bookmark text:name="page387R_mcid921"/><text:span text:style-name="T26">5 MHz</text:span></text:p>
          </table:table-cell>
          <table:table-cell table:style-name="Table1.A2" office:value-type="string">
            <text:p text:style-name="P16">FM</text:p>
          </table:table-cell>
          <table:table-cell table:style-name="Table1.A2" office:value-type="string">
            <text:p text:style-name="P24">"FM COMM"<text:span text:style-name="T8"> panel</text:span></text:p>
            <text:p text:style-name="P21">right stack</text:p>
          </table:table-cell>
          <table:table-cell table:style-name="Table1.G2" office:value-type="string">
            <text:p text:style-name="P21">Radio Selector 1</text:p>
          </table:table-cell>
        </table:table-row>
        <table:table-row>
          <table:table-cell table:style-name="Table1.A2" office:value-type="string">
            <text:p text:style-name="P12">--</text:p>
          </table:table-cell>
          <table:table-cell table:style-name="Table1.A2" office:value-type="string">
            <text:p text:style-name="P12">ARN-82</text:p>
          </table:table-cell>
          <table:table-cell table:style-name="Table1.A2" office:value-type="string">
            <text:p text:style-name="P12">VHF</text:p>
          </table:table-cell>
          <table:table-cell table:style-name="Table1.A2" office:value-type="string">
            <text:p text:style-name="P25">108.00 to 126.95 MHz</text:p>
          </table:table-cell>
          <table:table-cell table:style-name="Table1.A2" office:value-type="string">
            <text:p text:style-name="P12">VOR</text:p>
          </table:table-cell>
          <table:table-cell table:style-name="Table1.A2" office:value-type="string">
            <text:p text:style-name="P24">"NAV-COMM" panel</text:p>
            <text:p text:style-name="P21">left stack</text:p>
          </table:table-cell>
          <table:table-cell table:style-name="Table1.G2" office:value-type="string">
            <text:p text:style-name="P24">VOR receiver</text:p>
          </table:table-cell>
        </table:table-row>
        <table:table-row>
          <table:table-cell table:style-name="Table1.A2" office:value-type="string">
            <text:p text:style-name="P12">--</text:p>
          </table:table-cell>
          <table:table-cell table:style-name="Table1.A2" office:value-type="string">
            <text:p text:style-name="P12">ARN-83</text:p>
          </table:table-cell>
          <table:table-cell table:style-name="Table1.A2" office:value-type="string">
            <text:p text:style-name="P17">LF/MF</text:p>
          </table:table-cell>
          <table:table-cell table:style-name="Table1.A2" office:value-type="string">
            <text:p text:style-name="P25">190 to 1750 kHz</text:p>
          </table:table-cell>
          <table:table-cell table:style-name="Table1.A2" office:value-type="string">
            <text:p text:style-name="P17">AM??</text:p>
          </table:table-cell>
          <table:table-cell table:style-name="Table1.A2" office:value-type="string">
            <text:p text:style-name="P26">"ADF" panel</text:p>
            <text:p text:style-name="P21">right stack</text:p>
          </table:table-cell>
          <table:table-cell table:style-name="Table1.G2" office:value-type="string">
            <text:p text:style-name="P26">ADF receiver</text:p>
          </table:table-cell>
        </table:table-row>
      </table:table>
      <text:p text:style-name="P18">All</text:p>
      <text:list xml:id="list917271032" text:style-name="L1">
        <text:list-item>
          <text:p text:style-name="P28"><text:span text:style-name="T3">On </text:span><text:span text:style-name="T4">Signal Distribution Panel (center console), set Transmit/Interphone Selector knob </text:span><text:span text:style-name="T3">to desired radio:</text:span></text:p>
        </text:list-item>
      </text:list>
      <text:list text:style-name="L2">
        <text:list-item>
          <text:list>
            <text:list-item>
              <text:p text:style-name="P29"><text:span text:style-name="T3">P</text:span><text:span text:style-name="T2">VT: hotline</text:span></text:p>
            </text:list-item>
            <text:list-item>
              <text:p text:style-name="P30">INT: Interphone (also communicates with ground crew)</text:p>
            </text:list-item>
            <text:list-item>
              <text:p text:style-name="P30">1: ARC-131 VHF FM<text:span text:style-name="T22"> (COM3)</text:span></text:p>
            </text:list-item>
            <text:list-item>
              <text:p text:style-name="P30">2: ARC-51BX UHF<text:span text:style-name="T7"> AM</text:span><text:span text:style-name="T22"> (COM1)</text:span></text:p>
            </text:list-item>
            <text:list-item>
              <text:p text:style-name="P30">3: ARC-134 VHF AM<text:span text:style-name="T22"> (COM2)</text:span></text:p>
            </text:list-item>
            <text:list-item>
              <text:p text:style-name="P30">4: not used</text:p>
            </text:list-item>
          </text:list>
        </text:list-item>
      </text:list>
      <text:list xml:id="list114635183105416" text:continue-list="list917271032" text:style-name="L1">
        <text:list-item>
          <text:p text:style-name="P31">Set all radio knobs to T/R<text:span text:style-name="T7"> or T/R+G.</text:span></text:p>
        </text:list-item>
      </text:list>
      <text:p text:style-name="P4"/>
      <text:p text:style-name="P4"><text:span text:style-name="T11">VRS </text:span><text:span text:style-name="T9">Vuichard Recovery Technique for </text:span><text:span text:style-name="T10">counter-</text:span><text:span text:style-name="T9">clockwise rotor</text:span></text:p>
      <text:list text:style-name="L3">
        <text:list-item>
          <text:p text:style-name="P32"><text:span text:style-name="T12">Full </text:span><text:span text:style-name="T13">left</text:span><text:span text:style-name="T12"> pedal (power pedal).</text:span></text:p>
        </text:list-item>
        <text:list-item>
          <text:p text:style-name="P33"><text:span text:style-name="T13">Right</text:span><text:span text:style-name="T12"> cyclic for 15-20 deg bank.</text:span></text:p>
        </text:list-item>
        <text:list-item>
          <text:p text:style-name="P34">Raise collective slowly.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11" style:display-name="ListLabel 1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2" style:display-name="ListLabel 1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3" style:display-name="ListLabel 1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4" style:display-name="ListLabel 1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5" style:display-name="ListLabel 1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6" style:display-name="ListLabel 1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7" style:display-name="ListLabel 1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8" style:display-name="ListLabel 1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0" style:display-name="ListLabel 2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1" style:display-name="ListLabel 2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2" style:display-name="ListLabel 2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3" style:display-name="ListLabel 2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4" style:display-name="ListLabel 2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5" style:display-name="ListLabel 2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6" style:display-name="ListLabel 2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7" style:display-name="ListLabel 2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38" style:display-name="ListLabel 3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9" style:display-name="ListLabel 3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0" style:display-name="ListLabel 40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1" style:display-name="ListLabel 4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2" style:display-name="ListLabel 4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3" style:display-name="ListLabel 4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4" style:display-name="ListLabel 4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5" style:display-name="ListLabel 4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6" style:display-name="ListLabel 46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47" style:display-name="ListLabel 4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8" style:display-name="ListLabel 4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9" style:display-name="ListLabel 4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0" style:display-name="ListLabel 50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1" style:display-name="ListLabel 5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2" style:display-name="ListLabel 5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3" style:display-name="ListLabel 5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4" style:display-name="ListLabel 5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2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3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4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5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6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7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0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41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42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43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44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45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48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49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50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51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52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53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54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WWNum2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18M28S</meta:editing-duration>
    <meta:editing-cycles>67</meta:editing-cycles>
    <meta:generator>LibreOffice/7.4.5.1$Windows_X86_64 LibreOffice_project/9c0871452b3918c1019dde9bfac75448afc4b57f</meta:generator>
    <dc:date>2024-11-03T11:46:33.180000000</dc:date>
    <meta:document-statistic meta:table-count="2" meta:image-count="0" meta:object-count="0" meta:page-count="1" meta:paragraph-count="61" meta:word-count="185" meta:character-count="944" meta:non-whitespace-character-count="831"/>
  </office:meta>
</office:document-meta>
</file>